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74c1" officeooo:paragraph-rsid="001e74c1"/>
    </style:style>
    <style:style style:name="T1" style:family="text">
      <style:text-properties officeooo:rsid="002069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ression and other mind diseases are currently being reported at universities. Due to it, this research was proposed to observe a group of newcomer students of the Federal University of Uberlândia (UFU) along two semesters, furthermore ,using resources provided by BCI(Brain computer interface) <text:s/>technology, collect data about their emotional state.</text:p>
      <text:p text:style-name="P1">Data collecting were made on 3 points of semester and each one was proposed to volunteer<text:span text:style-name="T1">s</text:span> do same activity related to computer science course. <text:span text:style-name="T1">They executed those activites </text:span><text:s/><text:span text:style-name="T1">while wearing a EEG based equipment, which was responsible for collecting their emotional data.</text:span></text:p>
      <text:p text:style-name="P1">The results were <text:span text:style-name="T1">satisfying</text:span>, <text:s/>students became more stressed along time and their excitement <text:span text:style-name="T1">desc</text:span>reased. <text:s text:c="4"/>Surprisingly relaxation has increased, different from what was expected. The other feelings had no great changes, thou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7:11:56.419876225</meta:creation-date>
    <dc:date>2019-09-19T17:39:13.609532213</dc:date>
    <meta:editing-duration>PT9M45S</meta:editing-duration>
    <meta:editing-cycles>1</meta:editing-cycles>
    <meta:document-statistic meta:table-count="0" meta:image-count="0" meta:object-count="0" meta:page-count="1" meta:paragraph-count="3" meta:word-count="123" meta:character-count="849" meta:non-whitespace-character-count="722"/>
    <meta:generator>LibreOffice/6.2.6.2$Linux_X86_64 LibreOffice_project/20$Build-2</meta:generator>
  </office:meta>
</office:document-meta>
</file>